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942a3" officeooo:paragraph-rsid="000942a3"/>
    </style:style>
    <style:style style:name="P2" style:family="paragraph" style:parent-style-name="Standard">
      <style:text-properties officeooo:rsid="000a9a6e" officeooo:paragraph-rsid="000a9a6e"/>
    </style:style>
    <style:style style:name="P3" style:family="paragraph" style:parent-style-name="Standard">
      <style:text-properties officeooo:rsid="000b1770" officeooo:paragraph-rsid="000b1770"/>
    </style:style>
    <style:style style:name="P4" style:family="paragraph" style:parent-style-name="Standard">
      <style:text-properties officeooo:rsid="000bf237" officeooo:paragraph-rsid="000bf237"/>
    </style:style>
    <style:style style:name="P5" style:family="paragraph" style:parent-style-name="Standard">
      <style:text-properties officeooo:rsid="000cfe80" officeooo:paragraph-rsid="000cfe80"/>
    </style:style>
    <style:style style:name="P6" style:family="paragraph" style:parent-style-name="Standard">
      <style:text-properties officeooo:rsid="000a9a6e" officeooo:paragraph-rsid="000a9a6e"/>
    </style:style>
    <style:style style:name="P7" style:family="paragraph" style:parent-style-name="Standard">
      <style:text-properties officeooo:rsid="000fad9c" officeooo:paragraph-rsid="000fad9c"/>
    </style:style>
    <style:style style:name="P8" style:family="paragraph" style:parent-style-name="Standard">
      <style:text-properties officeooo:rsid="000bf237" officeooo:paragraph-rsid="000bf237"/>
    </style:style>
    <style:style style:name="P9" style:family="paragraph" style:parent-style-name="Standard">
      <style:text-properties officeooo:rsid="000b1770" officeooo:paragraph-rsid="000b1770"/>
    </style:style>
    <style:style style:name="P10" style:family="paragraph" style:parent-style-name="Standard">
      <style:text-properties officeooo:rsid="000fd3c4" officeooo:paragraph-rsid="000fd3c4"/>
    </style:style>
    <style:style style:name="P11" style:family="paragraph" style:parent-style-name="Standard">
      <style:text-properties officeooo:rsid="0011df9f" officeooo:paragraph-rsid="0011df9f"/>
    </style:style>
    <style:style style:name="T1" style:family="text">
      <style:text-properties officeooo:rsid="000bf237"/>
    </style:style>
    <style:style style:name="T2" style:family="text">
      <style:text-properties officeooo:rsid="000cfe80"/>
    </style:style>
    <style:style style:name="T3" style:family="text">
      <style:text-properties officeooo:rsid="000ddb7a"/>
    </style:style>
    <style:style style:name="T4" style:family="text">
      <style:text-properties officeooo:rsid="000fad9c"/>
    </style:style>
    <style:style style:name="T5" style:family="text">
      <style:text-properties officeooo:rsid="000fd3c4"/>
    </style:style>
    <style:style style:name="T6" style:family="text">
      <style:text-properties officeooo:rsid="000fee33"/>
    </style:style>
    <style:style style:name="T7" style:family="text">
      <style:text-properties officeooo:rsid="0013b7f2"/>
    </style:style>
    <style:style style:name="T8" style:family="text">
      <style:text-properties officeooo:rsid="0014372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Overview: <text:span text:style-name="T5">весь процесс, от первого запуска до поиска курсов и задач, прямо-таки кричит, что это не приложение для случайных студентов, которые хотят что-то там выучить или посмотреть. Такие даже не зайдут в приложение. Внутри не позволено никаких лишних действий: скачай задание, реши и отправь его преподавателю. Нельзя самостоятельно подписаться на курс, нельзя создать свой, нельзя что-то откорректировать. Всё это делает институт.</text:span></text:p>
      <text:p text:style-name="P10">Я подозреваю, что здесь просматривается их бизнес-модель. Они приходят к институту и предлагают устроить l<text:span text:style-name="T6">earning </text:span>m<text:span text:style-name="T6">anagement </text:span>s<text:span text:style-name="T6">ystem</text:span> за некое количество денег. <text:span text:style-name="T6">Институт обдумывает, наверняка получает демо-версии, которых для случайных людей нет. И canvas, и институт рассматривают студента как такую машинку, которая поглощает задания и выдаёт решения, причём управляющим структурам нужно максимально упростить подачу и приём данных. В этом смысле canvas идеален. Никакой другой активности со стороны студента canvas не предполагает и не позволяет.</text:span></text:p>
      <text:p text:style-name="P11">Наше приложение в любом случае будет позволять активность как со стороны студента, так и <text:s/>со стороны института. Однако для института canvas может быть привлекательнее по той простой причине, что там у него будет полный контроль.</text:p>
      <text:p text:style-name="P11">Ах да! The only available language is English, since Canvas <text:span text:style-name="T7">was established in the USA in 2008, not so long ago… and they don’t really need any language other than English. Translation will take money, personnel, without any guarantees of payoff. They are getting tens of million dollars by expanding into English-speaking countries and seemingly are content with that.</text:span></text:p>
      <text:p text:style-name="P3"/>
      <text:p text:style-name="P3"/>
      <text:p text:style-name="P3">1) скачивание, первый запуск, регистрация – <text:span text:style-name="T8">5/10.</text:span></text:p>
      <text:p text:style-name="P1">Размер: 28.34<text:span text:style-name="T4">MB</text:span>.</text:p>
      <text:p text:style-name="P1">Графа What’s new: “Bug fixes”. Настроим пользователя на нужный лад.</text:p>
      <text:p text:style-name="P1">Описание: Complete your Canvas course when you want, where you want. Чего? Какие Canvas курсы? Видимо, мой институт уже заставил меня использовать эту штуку.</text:p>
      <text:p text:style-name="P1"/>
      <text:p text:style-name="P2">При первом входе предлагают найти мою школу или зайти в canvas network. В последний можно зайти, но не зарегистрироваться.</text:p>
      <text:p text:style-name="P2">Пришлось использовать гугл и оригинальность, чтобы найти свою школу. Она оказалась skoltech.instructure.<text:span text:style-name="T4">com</text:span> (?!). Предложили выбрать оповещения… штук 20. Даже читать не стал.</text:p>
      <text:p text:style-name="P7">Зарегистрироваться самостоятельно нельзя от слова вообще. Видимо, только через институт.</text:p>
      <text:p text:style-name="P2"><text:span text:style-name="T4">Хорошие подсказки на три кнопки из нескольких десятков</text:span>. <text:span text:style-name="T4">Одна из подсказок – возможность выбрать цвет курса… Очень важно. Ещё есть</text:span> нян-<text:span text:style-name="T1">панда </text:span>во время загрузки.</text:p>
      <text:p text:style-name="P7">Если разлогиниться и залогиниться обратно, подсказки появятся снова. Поскольку они мешают нажимать кнопки, и убрать каждую можно только за два клика, уже к третьей итерации они начали меня бесить.</text:p>
      <text:p text:style-name="P2"/>
      <text:p text:style-name="P3">2) подписка на курсы с определённой темой – 0.</text:p>
      <text:p text:style-name="P3">В мобильном приложении не существует поиска по курсам.</text:p>
      <text:p text:style-name="P3">На сайте есть поиск только по названию курса.</text:p>
      <text:p text:style-name="P3"/>
      <text:p text:style-name="P4">2*) возможность отслеживать свой прогресс – <text:span text:style-name="T8">2/10</text:span>.</text:p>
      <text:p text:style-name="P4">Не самостоятельно, только через преподавателя. <text:span text:style-name="T4">В списке заданий первые задания всегда показываются первыми, несмотря на то, что я их давно сдал, а дедлайны стоят на середину сентября.</text:span></text:p>
      <text:p text:style-name="P4"/>
      <text:p text:style-name="P4">2**) дедлайны – 10/<text:span text:style-name="T8">10</text:span>.</text:p>
      <text:p text:style-name="P4">Приложение может знать о дедлайнах и подсказывать, что они близко. <text:span text:style-name="T4">Можно делать свои дедлайны.</text:span></text:p>
      <text:p text:style-name="P3"><text:soft-page-break/></text:p>
      <text:p text:style-name="P3">3) просмотр всех задач данного курса – <text:span text:style-name="T8">6/10.</text:span></text:p>
      <text:p text:style-name="P4">Есть и рассортирован по занятиям, в каком-то смысле по неделям. Наверное, это даже удобно. <text:span text:style-name="T5">Но это верно только для курсов, на которые человек подписан; подписаться на курс самостоятельно нельзя, это делает институт. Для всех остальных курсов есть доступ ко всем файлам курса, без всяких сортировок и подсказок.</text:span></text:p>
      <text:p text:style-name="P4"/>
      <text:p text:style-name="P4">4) поиск конкретной задачи – 0.</text:p>
      <text:p text:style-name="P4">Нет, даже не близко.</text:p>
      <text:p text:style-name="P4"/>
      <text:p text:style-name="P5">5) добавление задач преподавателями – <text:span text:style-name="T8">8/10.</text:span></text:p>
      <text:p text:style-name="P5">Оно определённо есть, но я не смог его протестить. <text:span text:style-name="T3">Есть тестовые окружения только для существующих институтов, и я не нашёл способа залогиниться инструктором. Но мои преподаватели не жаловались. И судя по интерфейсу для студентов, там всё хорошо.</text:span></text:p>
      <text:p text:style-name="P4"/>
      <text:p text:style-name="P4">6) добавление задач студентами – 0.</text:p>
      <text:p text:style-name="P4">Нет.</text:p>
      <text:p text:style-name="P4"/>
      <text:p text:style-name="P4">7) взаимодействие преподаватель-студент – <text:span text:style-name="T2">10/10.</text:span></text:p>
      <text:p text:style-name="P5">Показывает преподавателя, при тычке в него показывает инфу и предлагает написать. (И со студентами также.<text:span text:style-name="T4">)</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27T19:04:48.360770557</meta:creation-date>
    <dc:date>2017-09-28T14:00:10.611238118</dc:date>
    <meta:editing-duration>PT14M52S</meta:editing-duration>
    <meta:editing-cycles>2</meta:editing-cycles>
    <meta:generator>LibreOffice/5.1.6.2$Linux_X86_64 LibreOffice_project/10m0$Build-2</meta:generator>
    <meta:document-statistic meta:table-count="0" meta:image-count="0" meta:object-count="0" meta:page-count="2" meta:paragraph-count="30" meta:word-count="577" meta:character-count="3985" meta:non-whitespace-character-count="3427"/>
  </office:meta>
</office:document-meta>
</file>